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cording started at 2:02</text:p>
      <text:p text:style-name="Standard">Roosevelt tries to overturn neutrality acts</text:p>
      <text:p text:style-name="Standard">Passed through 1935-37. We don't get anything close to those acts to this day, because we resent isolationism that much.</text:p>
      <text:p text:style-name="Standard">We do not return to that attitude.</text:p>
      <text:p text:style-name="Standard">US becomes a leader in a lot of was in global affairs.</text:p>
      <text:p text:style-name="Standard">US is interested in global affairs.</text:p>
      <text:p text:style-name="Standard">Cold war later on.</text:p>
      <text:p text:style-name="Standard">Roosevelt transforms position of America.</text:p>
      <text:p text:style-name="Standard">Revolutionizes role of president and foreign policy.</text:p>
      <text:p text:style-name="Standard">How we'll wage wars.</text:p>
      <text:p text:style-name="Standard">Directly involved in international diplomacy</text:p>
      <text:p text:style-name="Standard">becomes directly involved with the public in leading mobilization.</text:p>
      <text:p text:style-name="Standard">Roosevelt picked all major commanders and military plans.</text:p>
      <text:p text:style-name="Standard">He also made unpopular opinions.</text:p>
      <text:p text:style-name="Standard">Gerald Nye investigating the munitions industry(Nyte Committee) formed in 1934</text:p>
      <text:p text:style-name="Standard">National and international bankers America's arms makers and weapon manufacturers had conspired and colluded to drag and push the US into the war.</text:p>
      <text:p text:style-name="Standard">Basically said conspiracy that it was pushed into war.</text:p>
      <text:p text:style-name="Standard">Paid off reporters to document this.</text:p>
      <text:p text:style-name="Standard">Want to keep US out of war and to ensure this gets Neutrality Acts passed.</text:p>
      <text:p text:style-name="Standard">Gist of it is this:</text:p>
      <text:list xml:id="list6190099211872500415" text:style-name="L1">
        <text:list-item>
          <text:p text:style-name="P1">Excellent marker of power of isolationism, that they were passed.</text:p>
        </text:list-item>
        <text:list-item>
          <text:p text:style-name="P1">Not distinguishing between “good or bad guys”</text:p>
          <text:list>
            <text:list-item>
              <text:p text:style-name="P1">If war breaks out between 2 countries, the president cannot trade to either and will embargo all trade to those 2 countries</text:p>
            </text:list-item>
            <text:list-item>
              <text:p text:style-name="P1">Signed October 33, 1935 when Ethiopia was invaded.</text:p>
              <text:list>
                <text:list-item>
                  <text:p text:style-name="P1">Couldn't send help to them legally.</text:p>
                </text:list-item>
              </text:list>
            </text:list-item>
          </text:list>
        </text:list-item>
      </text:list>
      <text:p text:style-name="Standard">Starting in 1931 Empire of Japan and China were at War, Manchuria.</text:p>
      <text:p text:style-name="Standard">1937 Jury, furr scare wal ellupts between China and Japan.</text:p>
      <text:p text:style-name="Standard">When it begins, we are bound by the Neutrality Acts.</text:p>
      <text:p text:style-name="Standard">6 months is as long as China can last.</text:p>
      <text:p text:style-name="Standard">Established 1 improvement.</text:p>
      <text:p text:style-name="Standard">On goods that were non-embargoed, we could trade them. We could sell non-munitions.</text:p>
      <text:p text:style-name="Standard">“Cash and carry” - No loans</text:p>
      <text:p text:style-name="Standard">Roosevelt gave critical speech in Chicago, in which he re-educated the American people. That in a world of disorder we cannot guarantee our safety. Known as quarantine speech.</text:p>
      <text:p text:style-name="Standard">Isolation, oddly, was strongest in Chicago.</text:p>
      <text:p text:style-name="Standard">Rodney McCormick in Chicago was very isolationism, dunno why he is important.</text:p>
      <text:p text:style-name="Standard">War is a contagion whether it be declared or undeclared. We are determined to keep out of war, but we cannot ensure ourselves.......... I cannot keep up...</text:p>
      <text:p text:style-name="Standard">Becomes orientation of Roosevelt's presidency for the next 4 years.</text:p>
      <text:p text:style-name="Standard">Next 2 years Roosevelt's position is providing all assistance short of war.</text:p>
      <text:p text:style-name="Standard">One big assist comes from the German invasion of Poland?</text:p>
      <text:p text:style-name="Standard">Nazi invasion of Poland resumes WWI in Europe, lasts 6 weeks.</text:p>
      <text:p text:style-name="Standard">Poland is defeating in 6 weeks.</text:p>
      <text:p text:style-name="Standard">All Roosevelt could get was an extension of Cash and Carry.</text:p>
      <text:p text:style-name="Standard">Eventually the provision is lifted.</text:p>
      <text:p text:style-name="Standard">Cash and Carry will now apply to military equipment and goods</text:p>
      <text:p text:style-name="Standard"><text:soft-page-break/>Perception that Poles were racially inferior because they lost to Germany... maybe the other way around.</text:p>
      <text:p text:style-name="Standard">Embargo list is dissolved in 1939.</text:p>
      <text:p text:style-name="Standard">Situation worsens.</text:p>
      <text:p text:style-name="Standard">…</text:p>
      <text:p text:style-name="Standard">Roosevelt tries to convince American people to do something about the Neutrality Acts, in order to help Britain defeat Germany.</text:p>
      <text:p text:style-name="Standard">Roosevelt campaigns constantly between 1940 and 19431, for the repeal of these neutrality acts.</text:p>
      <text:p text:style-name="Standard">One of the speeches is called the fire-hose speech. ...Explanation of it...</text:p>
      <text:p text:style-name="Standard">March 1941, Congress repeals Neutrality Acts in total, and gives pres a bill to sign in March, establishes lend lease. President is legally authorized to sell sell, transfer, lease, or gift, any defense article to any country that the president deems is vital to American defense.</text:p>
      <text:p text:style-name="Standard">Arsenal Democracy.</text:p>
      <text:p text:style-name="Standard">By 1940/41 military spending ramps up dramatically, which solves the problem of unemployment.</text:p>
      <text:p text:style-name="Standard">In 1941, US produced more oil, military weapons, motor vehicles, etc. than all the other countries combined.</text:p>
      <text:p text:style-name="Standard">With lend lease, these items go to China, Britain, Russians</text:p>
      <text:p text:style-name="Standard">US way of war is mechanized.</text:p>
      <text:p text:style-name="Standard">US has submarine convoys sending supplies to Britain.</text:p>
      <text:p text:style-name="Standard">Undeclared submarine war between US and Germany.</text:p>
      <text:p text:style-name="Standard">Liberty ship</text:p>
      <text:p text:style-name="Standard">Based on British design, but was a cargo ship, 420 feet long, with a 10k tonne capacity, 10 knots an ho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8-04-06T13:57:40.12</meta:creation-date>
    <dc:date>2018-04-06T14:49:37.68</dc:date>
    <dc:creator>Timothy Cayer</dc:creator>
    <meta:editing-duration>PT36M17S</meta:editing-duration>
    <meta:editing-cycles>23</meta:editing-cycles>
    <meta:generator>OpenOffice/4.1.3$Win32 OpenOffice.org_project/413m1$Build-9783</meta:generator>
    <meta:document-statistic meta:table-count="0" meta:image-count="0" meta:object-count="0" meta:page-count="2" meta:paragraph-count="61" meta:word-count="644" meta:character-count="3880"/>
  </office:meta>
</office:document-meta>
</file>